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jaliOldLipi" svg:font-family="AnjaliOldLipi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.529cm" fo:margin-top="0cm" fo:margin-bottom="0cm" style:contextual-spacing="false" style:line-height-at-least="1.323cm" fo:text-align="center" style:justify-single-word="false" fo:orphans="2" fo:widows="2" fo:text-indent="0cm" style:auto-text-indent="false"/>
      <style:text-properties fo:font-variant="normal" fo:text-transform="none" fo:color="#00c86f" loext:opacity="100%" style:font-name="Open Sans" fo:font-size="14.25pt" fo:letter-spacing="normal" fo:font-style="normal" fo:font-weight="bold" fo:background-color="#ffffff" loext:padding="0cm" loext:border="none"/>
    </style:style>
    <style:style style:name="P2" style:family="paragraph" style:parent-style-name="Standard">
      <style:paragraph-properties fo:margin-left="0cm" fo:margin-right="0.529cm" fo:margin-top="0cm" fo:margin-bottom="0cm" style:contextual-spacing="false" style:line-height-at-least="1.323cm" fo:text-align="start" style:justify-single-word="false" fo:orphans="2" fo:widows="2" fo:text-indent="0cm" style:auto-text-indent="false"/>
      <style:text-properties fo:font-variant="normal" fo:text-transform="none" fo:color="#00c86f" loext:opacity="100%" style:font-name="Open Sans" fo:font-size="12.75pt" fo:letter-spacing="normal" fo:font-style="normal" fo:font-weight="normal" loext:padding="0cm" loext:border="none"/>
    </style:style>
    <style:style style:name="P3" style:family="paragraph" style:parent-style-name="Standard">
      <style:paragraph-properties fo:margin-left="0cm" fo:margin-right="0.529cm" fo:margin-top="0cm" fo:margin-bottom="0cm" style:contextual-spacing="false" style:line-height-at-least="1.323cm" fo:text-align="center" style:justify-single-word="false" fo:orphans="2" fo:widows="2" fo:text-indent="0cm" style:auto-text-indent="false"/>
      <style:text-properties fo:font-variant="normal" fo:text-transform="none" fo:color="#00c86f" loext:opacity="100%" style:font-name="AnjaliOldLipi" fo:font-size="14.25pt" fo:letter-spacing="normal" fo:font-style="normal" fo:font-weight="bold" fo:background-color="#ffffff" loext:padding="0cm" loext:border="none"/>
    </style:style>
    <style:style style:name="P4" style:family="paragraph" style:parent-style-name="Standard">
      <style:paragraph-properties fo:margin-left="0cm" fo:margin-right="0.529cm" fo:margin-top="0cm" fo:margin-bottom="0cm" style:contextual-spacing="false" style:line-height-at-least="1.323cm" fo:text-align="start" style:justify-single-word="false" fo:orphans="2" fo:widows="2" fo:text-indent="0cm" style:auto-text-indent="false"/>
      <style:text-properties fo:font-variant="normal" fo:text-transform="none" fo:color="#00c86f" loext:opacity="100%" style:font-name="Open Sans" fo:font-size="14.25pt" fo:letter-spacing="normal" fo:font-style="normal" fo:font-weight="bold" fo:background-color="#ffffff" loext:padding="0cm" loext:border="none"/>
    </style:style>
    <style:style style:name="P5" style:family="paragraph" style:parent-style-name="Standard">
      <style:text-properties officeooo:rsid="000e8ff5" officeooo:paragraph-rsid="000e8ff5"/>
    </style:style>
    <style:style style:name="T1" style:family="text">
      <style:text-properties fo:font-variant="normal" fo:text-transform="none" fo:color="#000000" loext:opacity="100%" style:font-name="Garuda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loext:opacity="100%" style:font-name="Garuda" fo:font-size="12pt" fo:letter-spacing="normal" fo:font-style="normal" fo:font-weight="normal" style:font-size-asian="12pt" style:font-size-complex="12pt" loext:padding="0cm" loext:border="none"/>
    </style:style>
    <style:style style:name="T3" style:family="text">
      <style:text-properties fo:font-variant="normal" fo:text-transform="none" fo:color="#000000" loext:opacity="100%" style:font-name="Garuda" fo:font-size="12pt" fo:letter-spacing="normal" fo:font-style="normal" fo:font-weight="normal" officeooo:rsid="000e8ff5" style:font-size-asian="12pt" style:font-size-complex="12pt" loext:padding="0cm" loext:border="none"/>
    </style:style>
    <style:style style:name="T4" style:family="text">
      <style:text-properties fo:font-variant="normal" fo:text-transform="none" fo:color="#000000" loext:opacity="100%" style:font-name="Garuda" fo:font-size="11.2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80" loext:opacity="100%" style:font-name="Garuda" fo:font-size="12pt" fo:letter-spacing="normal" fo:font-style="normal" fo:font-weight="normal" officeooo:rsid="00071414" style:font-size-asian="12pt" style:font-weight-asian="normal" style:font-size-complex="12pt" style:font-weight-complex="normal"/>
    </style:style>
    <style:style style:name="T6" style:family="text">
      <style:text-properties fo:font-size="12.75pt" fo:font-weight="normal"/>
    </style:style>
    <style:style style:name="T7" style:family="text">
      <style:text-properties fo:background-color="#ffffff" loext:char-shading-value="0"/>
    </style:style>
    <style:style style:name="T8" style:family="text">
      <style:text-properties fo:color="#000000" loext:opacity="100%" style:font-name="Garuda" officeooo:rsid="00071414"/>
    </style:style>
    <style:style style:name="T9" style:family="text">
      <style:text-properties fo:color="#000080" loext:opacity="100%" style:font-name="Garu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Title">Trilha de Spring Framework</text:p>
      <text:p text:style-name="P4"/>
      <text:h text:style-name="Heading_20_1" text:outline-level="1"><text:span text:style-name="T7">1 </text:span><text:span text:style-name="T6">Fundamentos do Java na Web</text:span></text:h>
      <text:p text:style-name="P2"/>
      <text:p text:style-name="Standard"><text:span text:style-name="T2">Para construir uma aplicação web bem, é preciso dominar alguns conceitos, como o protocolo HTTP e o padrão MVC (</text:span><text:span text:style-name="Strong_20_Emphasis"><text:span text:style-name="T2">Model-View-Controller</text:span></text:span><text:span text:style-name="T2">). A base do desenvolvimento web com Java são as famosas </text:span><text:span text:style-name="Strong_20_Emphasis"><text:span text:style-name="T2">Servlets</text:span></text:span><text:span text:style-name="T2">, que são o foco dessa parte da formação. Você aprenderá como criar as camadas, usar</text:span><text:span text:style-name="Emphasis"><text:span text:style-name="T2">controllers</text:span></text:span><text:span text:style-name="T2">,</text:span><text:span text:style-name="Emphasis"><text:span text:style-name="T2">actions</text:span></text:span><text:span text:style-name="T2">e trabalhar com requisições, respostas e conteúdo em HTML. E para montar e gerenciar a aplicação e as suas dependências de forma profissional, apresentaremos o </text:span><text:span text:style-name="Strong_20_Emphasis"><text:span text:style-name="T2">Maven</text:span></text:span><text:span text:style-name="T2">, o </text:span><text:span text:style-name="Emphasis"><text:span text:style-name="T2">build tool </text:span></text:span><text:span text:style-name="T2">mais popular do mundo Java e a base da maioria de projeto Spring. </text:span><text:span text:style-name="T3">Links:</text:span></text:p>
      <text:p text:style-name="Standard"><text:span text:style-name="T3"/></text:p>
      <text:p text:style-name="P5"><text:span text:style-name="T3">c</text:span><text:span text:style-name="T2">urso de Java com JSTL: </text:span><text:a xlink:type="simple" xlink:href="https://cursos.alura.com.br/course/jstl" office:name="https://cursos.alura.com.br/course/jstl" text:style-name="Internet_20_link" text:visited-style-name="Visited_20_Internet_20_Link">https://cursos.alura.com.br/course/jstl</text:a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Heading_20_1" text:outline-level="1"><text:span text:style-name="T7">2 </text:span><text:span text:style-name="T6">Do JDBC ao Spring Data</text:span></text:h>
      <text:p text:style-name="P2"/>
      <text:p text:style-name="Standard"><text:span text:style-name="T4">Saber como lidar com o banco de dados relacional é essencial para a grande maioria das aplicações, principalmente na área</text:span><text:span text:style-name="Emphasis"><text:span text:style-name="T4">back-end</text:span></text:span><text:span text:style-name="T4">. Começamos de baixo nível, mostrando como executar SQL através da tradicional biblioteca JDBC. Como primeira abstração, introduzimos a JPA (</text:span><text:span text:style-name="Strong_20_Emphasis"><text:span text:style-name="T4">Java Persistence API</text:span></text:span><text:span text:style-name="T4">), até chegar no </text:span><text:span text:style-name="Strong_20_Emphasis"><text:span text:style-name="T4">Spring Data</text:span></text:span><text:span text:style-name="T4">, que simplifica muito o uso de um banco.</text:span></text:p>
      <text:p text:style-name="Standard"><text:span text:style-name="T8">ORM o que é : </text:span><text:a xlink:type="simple" xlink:href="https://cursos.alura.com.br/extra/alura-mais/orm-o-que-e--c208" text:style-name="Internet_20_link" text:visited-style-name="Visited_20_Internet_20_Link"><text:span text:style-name="T9">https://cursos.alura.com.br/extra/alura-mais/orm-o-que-e--c208</text:span></text:a></text:p>
      <text:p text:style-name="Standard"><text:span text:style-name="T1">Injeção de dependências: </text:span><text:a xlink:type="simple" xlink:href="https://cursos.alura.com.br/extra/alura-mais/injecao-de-dependencias-o-que-e--c224" text:style-name="Internet_20_link" text:visited-style-name="Visited_20_Internet_20_Link"><text:span text:style-name="T5">injecao-de-dependencias-o-que-e</text:span></text:a></text:p>
      <text:p text:style-name="Standard"/>
      <text:p text:style-name="Standard"/>
      <text:p text:style-name="Standard"/>
      <text:p text:style-name="Standard"/>
      <text:h text:style-name="Heading_20_1" text:outline-level="1"><text:span text:style-name="T7">3 </text:span><text:span text:style-name="T6">Aplicação web com Spring MVC e Spring Security</text:span></text:h>
      <text:p text:style-name="P2"/>
      <text:p text:style-name="Standard"><text:span text:style-name="T2">Existem muitos frameworks Web no mundo Java, mas o Spring é onipresente. É uma opção bastante completa e robusta e possui imenso apelo no mercado. Focaremos no </text:span><text:span text:style-name="Strong_20_Emphasis"><text:span text:style-name="T2">Spring MVC </text:span></text:span><text:span text:style-name="T2">e como este framework </text:span><text:span text:style-name="Strong_20_Emphasis"><text:span text:style-name="T2">facilita o desenvolvimento </text:span></text:span><text:span text:style-name="T2">do software em Java, desde a criação do projeto, até a sua publicação. Sua carreira Web em Java só estará completa depois que conhecer o Spring MVC.</text:span></text:p>
      <text:p text:style-name="Standard"/>
      <text:p text:style-name="Standard"/>
      <text:h text:style-name="Heading_20_1" text:outline-level="1"><text:span text:style-name="T7">4 </text:span><text:span text:style-name="T6">API REST e Testes com Spring Boot</text:span></text:h>
      <text:p text:style-name="P2"/>
      <text:p text:style-name="Standard"><text:span text:style-name="T2">REST é um dos padrões para APIs mais utilizados no mundo. Aprenda a criar uma </text:span><text:span text:style-name="Strong_20_Emphasis"><text:span text:style-name="T2">API REST segura com Spring Boot</text:span></text:span><text:span text:style-name="T2">, além de entrar nos tópicos importantes, como o monitoramento, </text:span><text:span text:style-name="Emphasis"><text:span text:style-name="T2">profiles</text:span></text:span><text:span text:style-name="T2">, testes e </text:span><text:span text:style-name="Emphasis"><text:span text:style-name="T2">deploy</text:span></text:span><text:span text:style-name="T2">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jaliOldLipi" svg:font-family="AnjaliOldLipi" style:font-pitch="variable"/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9T10:18:00.950730057</meta:creation-date>
    <meta:editing-duration>PT37M54S</meta:editing-duration>
    <meta:editing-cycles>3</meta:editing-cycles>
    <meta:generator>LibreOffice/7.3.7.2$Linux_X86_64 LibreOffice_project/30$Build-2</meta:generator>
    <dc:date>2024-04-19T11:37:57.484349135</dc:date>
    <meta:document-statistic meta:table-count="0" meta:image-count="0" meta:object-count="0" meta:page-count="2" meta:paragraph-count="12" meta:word-count="290" meta:character-count="1835" meta:non-whitespace-character-count="1558"/>
  </office:meta>
</office:document-meta>
</file>